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1069f" officeooo:paragraph-rsid="0011069f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1069f" officeooo:paragraph-rsid="0011069f" style:font-weight-asian="bold" style:font-weight-complex="bold"/>
    </style:style>
    <style:style style:name="P4" style:family="paragraph" style:parent-style-name="Standard">
      <style:text-properties fo:font-weight="bold" officeooo:rsid="0011d47a" officeooo:paragraph-rsid="0011d47a" style:font-weight-asian="bold" style:font-weight-complex="bold"/>
    </style:style>
    <style:style style:name="P5" style:family="paragraph" style:parent-style-name="Standard">
      <style:text-properties fo:font-weight="normal" officeooo:rsid="0011d47a" officeooo:paragraph-rsid="0011d47a" style:font-weight-asian="normal" style:font-weight-complex="normal"/>
    </style:style>
    <style:style style:name="P6" style:family="paragraph" style:parent-style-name="Standard" style:list-style-name="">
      <style:paragraph-properties fo:margin-left="1.90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fo:font-weight="normal" officeooo:rsid="0011d47a" officeooo:paragraph-rsid="0011d47a" style:font-weight-asian="normal" style:font-weight-complex="normal"/>
    </style:style>
    <style:style style:name="P7" style:family="paragraph" style:parent-style-name="Standard" style:list-style-name="">
      <style:paragraph-properties fo:margin-left="1.90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11d47a"/>
    </style:style>
    <style:style style:name="P8" style:family="paragraph" style:parent-style-name="Standard" style:list-style-name="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fo:font-weight="normal" officeooo:rsid="0011d47a" officeooo:paragraph-rsid="0011d47a" style:font-weight-asian="normal" style:font-weight-complex="normal"/>
    </style:style>
    <style:style style:name="P9" style:family="paragraph" style:parent-style-name="Standard" style:list-style-name="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5.715cm"/>
        </style:tab-stops>
      </style:paragraph-properties>
      <style:text-properties fo:font-weight="normal" officeooo:rsid="0011d47a" officeooo:paragraph-rsid="0011d47a" style:font-weight-asian="normal" style:font-weight-complex="normal" fo:hyphenate="false" fo:hyphenation-remain-char-count="2" fo:hyphenation-push-char-count="2"/>
    </style:style>
    <style:style style:name="P10" style:family="paragraph" style:parent-style-name="Standard" style:list-style-name="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11d47a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5.715cm"/>
        </style:tab-stops>
      </style:paragraph-properties>
      <style:text-properties officeooo:paragraph-rsid="0011d47a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5.715cm"/>
        </style:tab-stops>
      </style:paragraph-properties>
      <style:text-properties fo:font-size="11pt" fo:font-style="normal" style:text-underline-style="none" fo:font-weight="normal" officeooo:paragraph-rsid="0011d47a" style:font-size-asian="11pt" style:font-style-asian="normal" style:font-weight-asian="normal" style:font-size-complex="11pt" style:font-style-complex="normal" style:font-weight-complex="normal" fo:hyphenate="false" fo:hyphenation-remain-char-count="2" fo:hyphenation-push-char-count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size="11pt" fo:font-style="normal" style:text-underline-style="none" fo:font-weight="normal" officeooo:rsid="0011d47a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1pt" fo:font-style="normal" style:text-underline-style="none" style:font-size-asian="11pt" style:font-style-asian="normal" style:font-size-complex="11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Отчёт по лабораторной работе №1</text:p>
      <text:p text:style-name="P4"/>
      <text:p text:style-name="P3">Код программы:</text:p>
      <text:p text:style-name="P1"/>
      <text:p text:style-name="Standard">#include&lt;iostream&gt;</text:p>
      <text:p text:style-name="Standard"><text:s/></text:p>
      <text:p text:style-name="Standard">using namespace std;</text:p>
      <text:p text:style-name="Standard"><text:s/></text:p>
      <text:p text:style-name="Standard"><text:s/></text:p>
      <text:p text:style-name="Standard">class Bitstring{</text:p>
      <text:p text:style-name="Standard"><text:s text:c="4"/></text:p>
      <text:p text:style-name="Standard"><text:s text:c="4"/>public: unsigned long long a, resa;</text:p>
      <text:p text:style-name="Standard"><text:s text:c="4"/>unsigned int b, resb;</text:p>
      <text:p text:style-name="Standard"><text:s text:c="4"/>void AND(unsigned long long x, unsigned int y){</text:p>
      <text:p text:style-name="Standard"><text:s text:c="8"/>resa = a &amp; x;</text:p>
      <text:p text:style-name="Standard"><text:s text:c="8"/>resb = b &amp; y;</text:p>
      <text:p text:style-name="Standard"/>
      <text:p text:style-name="Standard"><text:s text:c="4"/>}</text:p>
      <text:p text:style-name="Standard"><text:s text:c="4"/>void OR(unsigned long long x, unsigned int y){</text:p>
      <text:p text:style-name="Standard"><text:s text:c="8"/>resa = a | x;</text:p>
      <text:p text:style-name="Standard"><text:s text:c="8"/>resb = b | y;</text:p>
      <text:p text:style-name="Standard"><text:s text:c="4"/>}</text:p>
      <text:p text:style-name="Standard"><text:s text:c="4"/>void XOR(unsigned long long x, unsigned int y){</text:p>
      <text:p text:style-name="Standard"><text:s text:c="8"/>resa = a ^ x;</text:p>
      <text:p text:style-name="Standard"><text:s text:c="8"/>resb = b ^ y;</text:p>
      <text:p text:style-name="Standard"><text:s text:c="8"/></text:p>
      <text:p text:style-name="Standard"><text:s text:c="4"/>}</text:p>
      <text:p text:style-name="Standard"><text:s text:c="4"/>void NOT(unsigned long long x, unsigned int y){</text:p>
      <text:p text:style-name="Standard"><text:s text:c="8"/>resa = ~x;</text:p>
      <text:p text:style-name="Standard"><text:s text:c="8"/>resb = ~y;</text:p>
      <text:p text:style-name="Standard"><text:s text:c="8"/></text:p>
      <text:p text:style-name="Standard"><text:s text:c="4"/>}</text:p>
      <text:p text:style-name="Standard"/>
      <text:p text:style-name="Standard"><text:s text:c="4"/>void Shiftleft(int n){</text:p>
      <text:p text:style-name="Standard"><text:s text:c="8"/>resa = a &lt;&lt; n;</text:p>
      <text:p text:style-name="Standard"><text:s text:c="8"/>resb = b &lt;&lt; n; <text:s text:c="3"/></text:p>
      <text:p text:style-name="Standard"><text:s text:c="4"/>}</text:p>
      <text:p text:style-name="Standard"/>
      <text:p text:style-name="Standard"><text:s text:c="4"/>void Shiftright(int n){</text:p>
      <text:p text:style-name="Standard"><text:s text:c="8"/>resa = a &gt;&gt; n;</text:p>
      <text:p text:style-name="Standard"><text:s text:c="8"/>resb = b &gt;&gt; n;</text:p>
      <text:p text:style-name="Standard"><text:s text:c="4"/>}</text:p>
      <text:p text:style-name="Standard"/>
      <text:p text:style-name="Standard"><text:s text:c="4"/>unsigned long long getResa(){</text:p>
      <text:p text:style-name="Standard"><text:s text:c="8"/>return resa;</text:p>
      <text:p text:style-name="Standard"><text:s text:c="4"/>}</text:p>
      <text:p text:style-name="Standard"/>
      <text:p text:style-name="Standard"><text:s text:c="4"/>unsigned int getResb(){</text:p>
      <text:p text:style-name="Standard"><text:s text:c="8"/>return resb;</text:p>
      <text:p text:style-name="Standard"><text:s text:c="4"/>}</text:p>
      <text:p text:style-name="Standard"/>
      <text:p text:style-name="Standard"><text:s text:c="4"/>int Count_1 (unsigned long long x, unsigned int y){</text:p>
      <text:p text:style-name="Standard"><text:soft-page-break/><text:s text:c="8"/>int res = 0;</text:p>
      <text:p text:style-name="Standard"><text:s text:c="8"/>while (x) {</text:p>
      <text:p text:style-name="Standard"><text:s text:c="12"/>res++;</text:p>
      <text:p text:style-name="Standard"><text:s text:c="12"/>x &amp;= x-1; <text:s/>// Забираем младшую единичку.</text:p>
      <text:p text:style-name="Standard"><text:s text:c="8"/>}</text:p>
      <text:p text:style-name="Standard"><text:s text:c="2"/></text:p>
      <text:p text:style-name="Standard"><text:s text:c="9"/>while (y) {</text:p>
      <text:p text:style-name="Standard"><text:s text:c="12"/>res++;</text:p>
      <text:p text:style-name="Standard"><text:s text:c="12"/>y &amp;= y-1; <text:s/>// Забираем младшую единичку.</text:p>
      <text:p text:style-name="Standard"><text:s text:c="8"/>}</text:p>
      <text:p text:style-name="Standard"><text:s text:c="8"/>return res;</text:p>
      <text:p text:style-name="Standard"><text:s text:c="4"/>}</text:p>
      <text:p text:style-name="Standard"/>
      <text:p text:style-name="Standard"><text:s text:c="4"/>void compare_1(unsigned long long x, unsigned int y){</text:p>
      <text:p text:style-name="Standard"><text:s text:c="8"/>if (Count_1(a, b) == Count_1(x, y)){</text:p>
      <text:p text:style-name="Standard"><text:s text:c="12"/>printf("equal_1\n");</text:p>
      <text:p text:style-name="Standard"><text:s text:c="8"/>} else printf("not_equal_1\n"); </text:p>
      <text:p text:style-name="Standard"><text:s text:c="12"/></text:p>
      <text:p text:style-name="Standard"><text:s text:c="4"/>}</text:p>
      <text:p text:style-name="Standard"/>
      <text:p text:style-name="Standard"><text:s text:c="4"/>void inclusion_check(unsigned long long x, unsigned int y){</text:p>
      <text:p text:style-name="Standard"><text:s text:c="8"/>OR(x,y);</text:p>
      <text:p text:style-name="Standard"><text:s text:c="8"/>if (getResa() == a &amp;&amp; getResb() == b){</text:p>
      <text:p text:style-name="Standard"><text:s text:c="12"/>printf("it`s inclusion\n");</text:p>
      <text:p text:style-name="Standard"><text:s text:c="8"/>} else printf("it`s not inclusion\n");</text:p>
      <text:p text:style-name="Standard"><text:s text:c="4"/>}</text:p>
      <text:p text:style-name="Standard"/>
      <text:p text:style-name="Standard"><text:s text:c="4"/>void print(const string type) {</text:p>
      <text:p text:style-name="Standard"><text:s text:c="8"/>if(type == "bin") {</text:p>
      <text:p text:style-name="Standard"><text:s text:c="12"/>for(int i = 63; i &gt;= 0; --i){</text:p>
      <text:p text:style-name="Standard"><text:s text:c="16"/>printf("%llu", (resa &gt;&gt; i)&amp;1);</text:p>
      <text:p text:style-name="Standard"><text:s text:c="12"/>}</text:p>
      <text:p text:style-name="Standard"><text:s text:c="12"/>cout &lt;&lt; " ";</text:p>
      <text:p text:style-name="Standard"><text:s text:c="12"/>for(int i = 31; i &gt;= 0; --i){</text:p>
      <text:p text:style-name="Standard"><text:s text:c="16"/>printf("%u", (resb &gt;&gt; i)&amp;1);</text:p>
      <text:p text:style-name="Standard"><text:s text:c="12"/>}</text:p>
      <text:p text:style-name="Standard"><text:s text:c="12"/>cout &lt;&lt; '\n';</text:p>
      <text:p text:style-name="Standard"><text:s text:c="8"/>}</text:p>
      <text:p text:style-name="Standard"><text:s text:c="4"/>}</text:p>
      <text:p text:style-name="Standard">};</text:p>
      <text:p text:style-name="Standard"/>
      <text:p text:style-name="Standard">int main() {</text:p>
      <text:p text:style-name="Standard"><text:s text:c="4"/>Bitstring m;</text:p>
      <text:p text:style-name="Standard"><text:s text:c="4"/>unsigned long long x;</text:p>
      <text:p text:style-name="Standard"><text:s text:c="4"/>unsigned int y;</text:p>
      <text:p text:style-name="Standard"><text:s text:c="4"/>cin &gt;&gt; m.a &gt;&gt; m.b &gt;&gt; x &gt;&gt; y;</text:p>
      <text:p text:style-name="Standard"><text:s text:c="4"/>m.resa = m.a;</text:p>
      <text:p text:style-name="Standard"><text:s text:c="4"/>m.resb = m.b;</text:p>
      <text:p text:style-name="Standard"/>
      <text:p text:style-name="Standard"><text:s text:c="4"/>cout &lt;&lt; "A:\n";</text:p>
      <text:p text:style-name="Standard"><text:s text:c="4"/>m.print("bin");</text:p>
      <text:p text:style-name="Standard"/>
      <text:p text:style-name="Standard"><text:soft-page-break/><text:s text:c="4"/>m.resa = x;</text:p>
      <text:p text:style-name="Standard"><text:s text:c="4"/>m.resb = y;</text:p>
      <text:p text:style-name="Standard"><text:s text:c="4"/>cout &lt;&lt; "B:\n";</text:p>
      <text:p text:style-name="Standard"><text:s text:c="4"/>m.print("bin");</text:p>
      <text:p text:style-name="Standard"/>
      <text:p text:style-name="Standard"><text:s text:c="4"/>m.AND(x, y);</text:p>
      <text:p text:style-name="Standard"><text:s text:c="4"/>cout &lt;&lt; "and:\n";</text:p>
      <text:p text:style-name="Standard"><text:s text:c="4"/>m.print("bin");</text:p>
      <text:p text:style-name="Standard"><text:s text:c="4"/>cout &lt;&lt; "произведена логическая операция И\n";</text:p>
      <text:p text:style-name="Standard"><text:s text:c="3"/></text:p>
      <text:p text:style-name="Standard"><text:s text:c="4"/>m.OR(x,y);</text:p>
      <text:p text:style-name="Standard"><text:s text:c="4"/>cout &lt;&lt; "or:\n";</text:p>
      <text:p text:style-name="Standard"><text:s text:c="4"/>m.print("bin");</text:p>
      <text:p text:style-name="Standard"><text:s text:c="4"/>cout &lt;&lt; "произведена логическая операция ИЛИ\n";</text:p>
      <text:p text:style-name="Standard"/>
      <text:p text:style-name="Standard"><text:s text:c="4"/>m.XOR(x,y);</text:p>
      <text:p text:style-name="Standard"><text:s text:c="4"/>cout &lt;&lt; "xor:\n";</text:p>
      <text:p text:style-name="Standard"><text:s text:c="4"/>m.print("bin");</text:p>
      <text:p text:style-name="Standard"><text:s text:c="4"/>cout &lt;&lt; "произведена логическая операция исключающее ИЛИ\n";</text:p>
      <text:p text:style-name="Standard"/>
      <text:p text:style-name="Standard"><text:s text:c="4"/>m.NOT(x,y);</text:p>
      <text:p text:style-name="Standard"><text:s text:c="4"/>cout &lt;&lt; "not for B:\n";</text:p>
      <text:p text:style-name="Standard"><text:s text:c="4"/>m.print("bin");</text:p>
      <text:p text:style-name="Standard"><text:s text:c="4"/>cout &lt;&lt; "произведена логическая операция НЕ для числа B\n";</text:p>
      <text:p text:style-name="Standard"/>
      <text:p text:style-name="Standard"><text:s text:c="4"/>m.Shiftleft(3);</text:p>
      <text:p text:style-name="Standard"><text:s text:c="4"/>cout &lt;&lt; "left A on 3:\n";</text:p>
      <text:p text:style-name="Standard"><text:s text:c="4"/>m.print("bin");</text:p>
      <text:p text:style-name="Standard"><text:s text:c="4"/>cout &lt;&lt; "произведен сдвиг влево на 3 бита числа А\n";</text:p>
      <text:p text:style-name="Standard"/>
      <text:p text:style-name="Standard"><text:s text:c="4"/>m.Shiftright(2);</text:p>
      <text:p text:style-name="Standard"><text:s text:c="4"/>cout &lt;&lt; "right A on 2:\n";</text:p>
      <text:p text:style-name="Standard"><text:s text:c="4"/>m.print("bin");</text:p>
      <text:p text:style-name="Standard"><text:s text:c="4"/>cout &lt;&lt; "произведен сдвиг вправо на 2 бита числа А\n"; <text:s text:c="2"/></text:p>
      <text:p text:style-name="Standard"/>
      <text:p text:style-name="Standard"><text:s text:c="4"/>cout &lt;&lt; "подсчёт единиц в числе B\n";</text:p>
      <text:p text:style-name="Standard"><text:s text:c="4"/>printf("count B: %d\n", m.Count_1(x,y));</text:p>
      <text:p text:style-name="Standard"/>
      <text:p text:style-name="Standard"><text:s text:c="4"/>cout &lt;&lt; "cравнение количества единиц в А и В\n";</text:p>
      <text:p text:style-name="Standard"><text:s text:c="4"/>m.compare_1(x,y);</text:p>
      <text:p text:style-name="Standard"><text:s/></text:p>
      <text:p text:style-name="Standard"><text:s text:c="4"/>cout &lt;&lt; "проверка включения В в А\n";</text:p>
      <text:p text:style-name="Standard"><text:s text:c="4"/>m.inclusion_check(x,y);</text:p>
      <text:p text:style-name="Standard"/>
      <text:p text:style-name="Standard"><text:s text:c="4"/>return 0;</text:p>
      <text:p text:style-name="Standard"/>
      <text:p text:style-name="Standard">}</text:p>
      <text:p text:style-name="Standard"/>
      <text:p text:style-name="P1"><text:span text:style-name="T1">ссылка на git:</text:span> <text:a xlink:type="simple" xlink:href="https://github.com/khrengen/oop_exercise_01" text:style-name="Internet_20_link" text:visited-style-name="Visited_20_Internet_20_Link">https://github.com/khrengen/oop_exercise_01</text:a></text:p>
      <text:p text:style-name="P1"/>
      <text:p text:style-name="P3">Тесты:</text:p>
      <text:p text:style-name="P1">120 11 31 5</text:p>
      <text:p text:style-name="P1"><text:soft-page-break/>21111 1234 32321 1290</text:p>
      <text:p text:style-name="P1"/>
      <text:p text:style-name="P4">Результаты выполнения:</text:p>
      <text:p text:style-name="P1"/>
      <text:p text:style-name="Standard">120 11 31 5</text:p>
      <text:p text:style-name="Standard">A:</text:p>
      <text:p text:style-name="Standard">0000000000000000000000000000000000000000000000000000000001111000 00000000000000000000000000001011</text:p>
      <text:p text:style-name="Standard">B:</text:p>
      <text:p text:style-name="Standard">0000000000000000000000000000000000000000000000000000000000011111 00000000000000000000000000000101</text:p>
      <text:p text:style-name="Standard">and:</text:p>
      <text:p text:style-name="Standard">0000000000000000000000000000000000000000000000000000000000011000 00000000000000000000000000000001</text:p>
      <text:p text:style-name="Standard">произведена логическая операция И</text:p>
      <text:p text:style-name="Standard">or:</text:p>
      <text:p text:style-name="Standard">0000000000000000000000000000000000000000000000000000000001111111 00000000000000000000000000001111</text:p>
      <text:p text:style-name="Standard">произведена логическая операция ИЛИ</text:p>
      <text:p text:style-name="Standard">xor:</text:p>
      <text:p text:style-name="Standard">0000000000000000000000000000000000000000000000000000000001100111 00000000000000000000000000001110</text:p>
      <text:p text:style-name="Standard">произведена логическая операция исключающее ИЛИ</text:p>
      <text:p text:style-name="Standard">not for B:</text:p>
      <text:p text:style-name="Standard">1111111111111111111111111111111111111111111111111111111111100000 11111111111111111111111111111010</text:p>
      <text:p text:style-name="Standard">произведена логическая операция НЕ для числа B</text:p>
      <text:p text:style-name="Standard">left A on 3:</text:p>
      <text:p text:style-name="Standard">0000000000000000000000000000000000000000000000000000001111000000 00000000000000000000000001011000</text:p>
      <text:p text:style-name="Standard">произведен сдвиг влево на 3 бита числа А</text:p>
      <text:p text:style-name="Standard">right A on 2:</text:p>
      <text:p text:style-name="Standard">0000000000000000000000000000000000000000000000000000000000011110 00000000000000000000000000000010</text:p>
      <text:p text:style-name="Standard">произведен сдвиг вправо на 2 бита числа А</text:p>
      <text:p text:style-name="Standard">подсчёт единиц в числе B</text:p>
      <text:p text:style-name="Standard">count B: 7</text:p>
      <text:p text:style-name="Standard">cравнение количества единиц в А и В</text:p>
      <text:p text:style-name="Standard">equal_1</text:p>
      <text:p text:style-name="Standard">проверка включения В в А</text:p>
      <text:p text:style-name="Standard">it`s not inclusion</text:p>
      <text:p text:style-name="Standard"/>
      <text:p text:style-name="Standard">21111 1234 32321 1290</text:p>
      <text:p text:style-name="Standard">A:</text:p>
      <text:p text:style-name="Standard">0000000000000000000000000000000000000000000000000101001001110111 00000000000000000000010011010010</text:p>
      <text:p text:style-name="Standard">B:</text:p>
      <text:p text:style-name="Standard">0000000000000000000000000000000000000000000000000111111001000001 00000000000000000000010100001010</text:p>
      <text:p text:style-name="Standard">and:</text:p>
      <text:p text:style-name="Standard">0000000000000000000000000000000000000000000000000101001001000001 00000000000000000000010000000010</text:p>
      <text:p text:style-name="Standard"><text:soft-page-break/>произведена логическая операция И</text:p>
      <text:p text:style-name="Standard">or:</text:p>
      <text:p text:style-name="Standard">0000000000000000000000000000000000000000000000000111111001110111 00000000000000000000010111011010</text:p>
      <text:p text:style-name="Standard">произведена логическая операция ИЛИ</text:p>
      <text:p text:style-name="Standard">xor:</text:p>
      <text:p text:style-name="Standard">0000000000000000000000000000000000000000000000000010110000110110 00000000000000000000000111011000</text:p>
      <text:p text:style-name="Standard">произведена логическая операция исключающее ИЛИ</text:p>
      <text:p text:style-name="Standard">not for B:</text:p>
      <text:p text:style-name="Standard">1111111111111111111111111111111111111111111111111000000110111110 11111111111111111111101011110101</text:p>
      <text:p text:style-name="Standard">произведена логическая операция НЕ для числа B</text:p>
      <text:p text:style-name="Standard">left A on 3:</text:p>
      <text:p text:style-name="Standard">0000000000000000000000000000000000000000000000101001001110111000 00000000000000000010011010010000</text:p>
      <text:p text:style-name="Standard">произведен сдвиг влево на 3 бита числа А</text:p>
      <text:p text:style-name="Standard">right A on 2:</text:p>
      <text:p text:style-name="Standard">0000000000000000000000000000000000000000000000000001010010011101 00000000000000000000000100110100</text:p>
      <text:p text:style-name="Standard">произведен сдвиг вправо на 2 бита числа А</text:p>
      <text:p text:style-name="Standard">подсчёт единиц в числе B</text:p>
      <text:p text:style-name="Standard">count B: 12</text:p>
      <text:p text:style-name="Standard">cравнение количества единиц в А и В</text:p>
      <text:p text:style-name="Standard">not_equal_1</text:p>
      <text:p text:style-name="Standard">проверка включения В в А</text:p>
      <text:p text:style-name="Standard">it`s not inclusion</text:p>
      <text:p text:style-name="Standard"/>
      <text:p text:style-name="P2">Объяснение результатов работы программы: </text:p>
      <text:p text:style-name="P5">Программа получает на вход 4 числа, которые составляют 2 битовые строки, представленные <text:s/>двумя полями: unsigned long long(64 бита) и <text:s/>unsigned int(32) бита. Далее программа выполняет побитовые операции с этими строками, записывая ответ в результирующую строку.</text:p>
      <text:p text:style-name="P7"><text:span text:style-name="T2">Битовые операции в языке:</text:span></text:p>
      <text:p text:style-name="P7"><text:span text:style-name="T2">1) &amp; - and</text:span></text:p>
      <text:p text:style-name="P7"><text:span text:style-name="T2">2) | - or</text:span></text:p>
      <text:p text:style-name="P7"><text:span text:style-name="T2">3) &lt;&lt; - shiftleft</text:span></text:p>
      <text:p text:style-name="P7"><text:span text:style-name="T2">4) &gt;&gt; - shiftright</text:span></text:p>
      <text:p text:style-name="P7"><text:span text:style-name="T2">5) ^ - xor</text:span></text:p>
      <text:p text:style-name="P6"><text:span text:style-name="T2">6) ~ - not</text:span></text:p>
      <text:p text:style-name="P8"><text:span text:style-name="T2"/></text:p>
      <text:p text:style-name="P8"><text:span text:style-name="T2">Далее программа выполняет подсчёт единиц в выбранной строке, сравнение строк по количеству единиц и проверку на включение.</text:span></text:p>
      <text:p text:style-name="P10"><text:span text:style-name="T2">Для подсчёта количества единиц делаем цикл, который увеличивает счётчик и умножает число на меньшее его на единицу(тем самым обнуляется младшая единица), пока само не станет равным нулю.</text:span></text:p>
      <text:p text:style-name="P12"/>
      <text:p text:style-name="P11"><text:span text:style-name="T3">Для сравнения по количеств</text:span><text:span text:style-name="T4">у</text:span><text:span text:style-name="T3"> единиц сравниваем </text:span><text:span text:style-name="T4">результаты выполнения </text:span><text:span text:style-name="T3">предыдущ</text:span><text:span text:style-name="T4">ий</text:span><text:span text:style-name="T3"> функци</text:span><text:span text:style-name="T4">и</text:span><text:span text:style-name="T3"> для обоих чисел.</text:span></text:p>
      <text:p text:style-name="P12"/>
      <text:p text:style-name="P9"><text:span text:style-name="T5">Для того, чтобы проверить, является ли число Б включением А, нужно проверить не стоит ли у Б единицы в тех местах, где у А - 0. Делаем логическое сложение и сравниваем с А.</text:span></text:p>
      <text:p text:style-name="P9"><text:span text:style-name="T5"/></text:p>
      <text:p text:style-name="P9"><text:span text:style-name="T5">После выполнения операций, программа выводит в стандартный вывод либо результирующие строки в бинарном виде(строка 96 бит, поля разделяются пробелом), либо результат выполнения функци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13:13:31.732082614</meta:creation-date>
    <dc:date>2019-09-15T14:05:51.723514192</dc:date>
    <meta:editing-duration>PT1M19S</meta:editing-duration>
    <meta:editing-cycles>1</meta:editing-cycles>
    <meta:document-statistic meta:table-count="0" meta:image-count="0" meta:object-count="0" meta:page-count="5" meta:paragraph-count="205" meta:word-count="814" meta:character-count="6755" meta:non-whitespace-character-count="5415"/>
    <meta:generator>LibreOffice/6.0.7.3$Linux_X86_64 LibreOffice_project/00m0$Build-3</meta:generator>
  </office:meta>
</office:document-meta>
</file>